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11db9" officeooo:paragraph-rsid="00011db9" style:font-weight-asian="bold" style:font-weight-complex="bold"/>
    </style:style>
    <style:style style:name="P2" style:family="paragraph" style:parent-style-name="Standard">
      <style:text-properties style:font-name="Arial" fo:font-weight="normal" officeooo:rsid="00011db9" officeooo:paragraph-rsid="00011db9" style:font-weight-asian="normal" style:font-weight-complex="normal"/>
    </style:style>
    <style:style style:name="P3" style:family="paragraph" style:parent-style-name="Standard">
      <style:text-properties style:font-name="Arial" fo:font-size="14pt" officeooo:rsid="00011db9" officeooo:paragraph-rsid="00011db9" style:font-size-asian="14pt" style:font-size-complex="14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011db9" officeooo:paragraph-rsid="00011db9" style:font-weight-asian="bold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TRABAJO</text:p>
      <text:p text:style-name="P3"/>
      <text:p text:style-name="P4">SISTEMAS DE GESTIÓN EMPRESARIAL</text:p>
      <text:p text:style-name="P1"/>
      <text:p text:style-name="P1">Realizar un trabajo con los puntos siguientes:</text:p>
      <text:p text:style-name="P1"/>
      <text:p text:style-name="P2">- Definición de ERP</text:p>
      <text:p text:style-name="P2">- Ventajas e inconvenientes.</text:p>
      <text:p text:style-name="P2">- Características de los ERP.</text:p>
      <text:p text:style-name="P2">- Módulos mas comunes de un ERP</text:p>
      <text:p text:style-name="P2">- Herramientas. Como mínimo dos con sus características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6-05T12:10:06.205000000</meta:creation-date>
    <dc:date>2018-06-05T12:17:21.284000000</dc:date>
    <meta:editing-duration>PT7M15S</meta:editing-duration>
    <meta:editing-cycles>1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8" meta:word-count="40" meta:character-count="247" meta:non-whitespace-character-count="215"/>
  </office:meta>
</office:document-meta>
</file>